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Courier New" style:font-name-asian="Courier New" style:font-name-complex="Courier New"/>
    </style:style>
    <style:style style:name="P2" style:parent-style-name="Normal" style:family="paragraph">
      <style:text-properties style:font-name="Courier New" style:font-name-asian="Courier New" style:font-name-complex="Courier New"/>
    </style:style>
    <style:style style:name="T3" style:parent-style-name="DefaultParagraphFont" style:family="text">
      <style:text-properties style:font-name="Courier New" style:font-name-asian="Courier New" style:font-name-complex="Courier New"/>
    </style:style>
    <style:style style:name="T4" style:parent-style-name="DefaultParagraphFont" style:family="text">
      <style:text-properties style:font-name="Courier New" style:font-name-asian="Courier New" style:font-name-complex="Courier New"/>
    </style:style>
    <style:style style:name="T5" style:parent-style-name="DefaultParagraphFont" style:family="text">
      <style:text-properties style:font-name="Courier New" style:font-name-asian="Courier New" style:font-name-complex="Courier New"/>
    </style:style>
    <style:style style:name="T6" style:parent-style-name="DefaultParagraphFont" style:family="text">
      <style:text-properties style:font-name="Courier New" style:font-name-asian="Courier New" style:font-name-complex="Courier New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P49" style:parent-style-name="Normal" style:family="paragraph">
      <style:text-properties style:font-name="Courier New" style:font-name-asian="Courier New" style:font-name-complex="Courier New"/>
    </style:style>
    <style:style style:name="P50" style:parent-style-name="Normal" style:family="paragraph">
      <style:text-properties style:font-name="Courier New" style:font-name-asian="Courier New" style:font-name-complex="Courier New"/>
    </style:style>
    <style:style style:name="P51" style:parent-style-name="Normal" style:family="paragraph">
      <style:text-properties style:font-name="Courier New" style:font-name-asian="Courier New" style:font-name-complex="Courier New"/>
    </style:style>
    <style:style style:name="P52" style:parent-style-name="Normal" style:family="paragraph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>SOLIDITY SMART CONTRACT CODE-</text:p>
      <text:p text:style-name="P2"/>
      <text:p text:style-name="Normal"><text:span text:style-name="T3">pragma solidity ^0.8.0;</text:span></text:p>
      <text:p text:style-name="Normal"><text:span text:style-name="T4"><text:s/>// SPDX-License-Identifier: MIT</text:span></text:p>
      <text:p text:style-name="Normal"/>
      <text:p text:style-name="Normal"><text:span text:style-name="T5">contract VotingSystem {</text:span></text:p>
      <text:p text:style-name="Normal"><text:span text:style-name="T6"><text:s text:c="4"/></text:span></text:p>
      <text:p text:style-name="Normal"><text:span text:style-name="T7"><text:s text:c="4"/>struct Candidate {</text:span></text:p>
      <text:p text:style-name="Normal"><text:span text:style-name="T8"><text:s text:c="8"/>string name;</text:span></text:p>
      <text:p text:style-name="Normal"><text:span text:style-name="T9"><text:s text:c="8"/>uint256 voteCount;</text:span></text:p>
      <text:p text:style-name="Normal"><text:span text:style-name="T10"><text:s text:c="4"/>}</text:span></text:p>
      <text:p text:style-name="Normal"><text:span text:style-name="T11"><text:s text:c="4"/></text:span></text:p>
      <text:p text:style-name="Normal"><text:span text:style-name="T12"><text:s text:c="4"/>mapping(uint256 =&gt;</text:span><text:span text:style-name="T13"><text:s/>Candidate) public candidates;</text:span></text:p>
      <text:p text:style-name="Normal"><text:span text:style-name="T14"><text:s text:c="4"/>mapping(address =&gt; bool) public hasVoted;</text:span></text:p>
      <text:p text:style-name="Normal"><text:span text:style-name="T15"><text:s text:c="4"/></text:span></text:p>
      <text:p text:style-name="Normal"><text:span text:style-name="T16"><text:s text:c="4"/>uint256 public totalCandidates;</text:span></text:p>
      <text:p text:style-name="Normal"><text:span text:style-name="T17"><text:s text:c="4"/></text:span></text:p>
      <text:p text:style-name="Normal"><text:span text:style-name="T18"><text:s text:c="4"/>event CandidateAdded(uint256 indexed id, string name);</text:span></text:p>
      <text:p text:style-name="Normal"><text:span text:style-name="T19"><text:s text:c="4"/>event Voted(address indexed voter, uint256 indexed candidateId);</text:span></text:p>
      <text:p text:style-name="Normal"><text:span text:style-name="T20"><text:s text:c="4"/></text:span></text:p>
      <text:p text:style-name="Normal"><text:span text:style-name="T21"><text:s text:c="4"/>constructor() {</text:span></text:p>
      <text:p text:style-name="Normal"><text:span text:style-name="T22"><text:s text:c="8"/>totalCandidates = 0;</text:span></text:p>
      <text:p text:style-name="Normal"><text:span text:style-name="T23"><text:s text:c="4"/>}</text:span></text:p>
      <text:p text:style-name="Normal"><text:span text:style-name="T24"><text:s text:c="4"/></text:span></text:p>
      <text:p text:style-name="Normal"><text:span text:style-name="T25"><text:s text:c="4"/>function addCandidate(string memory _name) public {</text:span></text:p>
      <text:p text:style-name="Normal"><text:span text:style-name="T26"><text:s text:c="8"/>totalCandidates++;</text:span></text:p>
      <text:p text:style-name="Normal"><text:span text:style-name="T27"><text:s text:c="8"/>candidates[totalCandidates] = Candidate(_name, 0);</text:span></text:p>
      <text:p text:style-name="Normal"><text:span text:style-name="T28"><text:s text:c="8"/>emit CandidateAdded(totalCandidates, _name);</text:span></text:p>
      <text:p text:style-name="Normal"><text:span text:style-name="T29"><text:s/></text:span><text:span text:style-name="T30"><text:s text:c="3"/>}</text:span></text:p>
      <text:p text:style-name="Normal"><text:span text:style-name="T31"><text:s text:c="4"/></text:span></text:p>
      <text:p text:style-name="Normal"><text:span text:style-name="T32"><text:s text:c="4"/>function castVote(uint256 _candidateId) public {</text:span></text:p>
      <text:p text:style-name="Normal"><text:span text:style-name="T33"><text:s text:c="8"/>require(_candidateId &gt;</text:span><text:span text:style-name="T34"><text:s/>0 &amp;&amp; _candidateId &lt;= totalCandidates, "Invalid candidate ID");</text:span></text:p>
      <text:p text:style-name="Normal"><text:span text:style-name="T35"><text:s text:c="8"/>require(!hasVoted[msg.sender], "You have already voted");</text:span></text:p>
      <text:p text:style-name="Normal"><text:span text:style-name="T36"><text:s text:c="8"/></text:span></text:p>
      <text:p text:style-name="Normal"><text:span text:style-name="T37"><text:s text:c="8"/>candidates[_candidateId].voteCount++;</text:span></text:p>
      <text:p text:style-name="Normal"><text:span text:style-name="T38"><text:s text:c="8"/>hasVoted[msg.sender] = true;</text:span></text:p>
      <text:p text:style-name="Normal"><text:span text:style-name="T39"><text:s text:c="8"/>emit Voted(msg.sender, _ca</text:span><text:span text:style-name="T40">ndidateId);</text:span></text:p>
      <text:p text:style-name="Normal"><text:span text:style-name="T41"><text:s text:c="4"/>}</text:span></text:p>
      <text:p text:style-name="Normal"><text:span text:style-name="T42"><text:s text:c="4"/></text:span></text:p>
      <text:p text:style-name="Normal"><text:span text:style-name="T43"><text:s text:c="4"/>function queryVotes(uint256 _candidateId) public view returns (uint256) {</text:span></text:p>
      <text:p text:style-name="Normal"><text:span text:style-name="T44"><text:s text:c="8"/>require(_candidateId &gt; 0 &amp;&amp; _candidateId &lt;= totalCandidates, "Invalid candidate ID");</text:span></text:p>
      <text:p text:style-name="Normal"><text:span text:style-name="T45"><text:s text:c="8"/></text:span></text:p>
      <text:p text:style-name="Normal"><text:span text:style-name="T46"><text:s text:c="8"/>return candidates[_candidateId].voteCount;</text:span></text:p>
      <text:p text:style-name="Normal"><text:span text:style-name="T47"><text:s/></text:span><text:span text:style-name="T48"><text:s text:c="3"/>}</text:span></text:p>
      <text:p text:style-name="P49">}</text:p>
      <text:p text:style-name="P50"/>
      <text:p text:style-name="P51"/>
      <text:p text:style-name="P52"/>
      <text:p text:style-name="Normal">SMART CONTRACT ADDRESS</text:p>
      <text:p text:style-name="Normal"/>
      <text:p text:style-name="Normal">0xb5245566cff4767e933836ced8a058f345db54389888c2a80f9fb7c8ce5c8a2f</text:p>
      <text:p text:style-name="Normal"/>
      <text:p text:style-name="Normal"/>
      <text:p text:style-name="Normal">UI INTERFACE CODEpragma solidity ^0.8.0;</text:p>
      <text:p text:style-name="Normal"><text:s/>// SPDX-License-Identifier: MIT</text:p>
      <text:p text:style-name="Normal"><text:s/>&lt;!DOCTYPE html&gt;</text:p>
      <text:p text:style-name="Normal"/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Voting System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margin: 0;</text:p>
      <text:p text:style-name="Normal"><text:s text:c="12"/>padding: 0;</text:p>
      <text:p text:style-name="Normal"><text:s text:c="8"/>}</text:p>
      <text:p text:style-name="Normal"><text:s text:c="8"/>.container {</text:p>
      <text:p text:style-name="Normal"><text:s text:c="12"/>max-width: 600px;</text:p>
      <text:p text:style-name="Normal"><text:s text:c="12"/>margin: 20px auto;</text:p>
      <text:p text:style-name="Normal"><text:s text:c="12"/>padding: 0 20px;</text:p>
      <text:p text:style-name="Normal"><text:s text:c="8"/>}</text:p>
      <text:p text:style-name="Normal"><text:s text:c="8"/>.candidate {</text:p>
      <text:p text:style-name="Normal"><text:s text:c="12"/>margin-bottom: 10px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div class="container"&gt;</text:p>
      <text:p text:style-name="Normal"><text:s text:c="8"/>&lt;h1&gt;Voting System&lt;/h1&gt;</text:p>
      <text:p text:style-name="Normal"><text:s text:c="8"/>&lt;div id="candidates"&gt;&lt;/div&gt;</text:p>
      <text:p text:style-name="Normal"><text:s text:c="4"/>&lt;/div&gt;</text:p>
      <text:p text:style-name="Normal"/>
      <text:p text:style-name="Normal"><text:s text:c="4"/>&lt;script src="https://cdn.jsdelivr.net/npm/ethereumjs-util@6.1.0/dist/ethereumjs-util.min.js"&gt;&lt;/script&gt;</text:p>
      <text:p text:style-name="Normal"><text:s text:c="4"/>&lt;script src="https://cdn.jsdelivr.net/npm/web3@1.5.3/dist/web3.min.js"&gt;&lt;/script&gt;</text:p>
      <text:p text:style-name="Normal"><text:s text:c="4"/>&lt;script&gt;</text:p>
      <text:p text:style-name="Normal"><text:s text:c="8"/>const contractAddress = '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Voting System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margin: 0;</text:p>
      <text:p text:style-name="Normal"><text:s text:c="12"/>padding: 0;</text:p>
      <text:p text:style-name="Normal"><text:s text:c="8"/>}</text:p>
      <text:p text:style-name="Normal"><text:s text:c="8"/>.container {</text:p>
      <text:p text:style-name="Normal"><text:s text:c="12"/>max-width: 600px;</text:p>
      <text:p text:style-name="Normal"><text:s text:c="12"/>margin: 20px auto;</text:p>
      <text:p text:style-name="Normal"><text:s text:c="12"/>padding: 0 20px;</text:p>
      <text:p text:style-name="Normal"><text:s text:c="8"/>}</text:p>
      <text:p text:style-name="Normal"><text:s text:c="8"/>.candidate {</text:p>
      <text:p text:style-name="Normal"><text:s text:c="12"/>margin-bottom: 10px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div class="container"&gt;</text:p>
      <text:p text:style-name="Normal"><text:s text:c="8"/>&lt;h1&gt;Voting System&lt;/h1&gt;</text:p>
      <text:p text:style-name="Normal"><text:s text:c="8"/>&lt;div id="candidates"&gt;&lt;/div&gt;</text:p>
      <text:p text:style-name="Normal"><text:s text:c="4"/>&lt;/div&gt;</text:p>
      <text:p text:style-name="Normal"/>
      <text:p text:style-name="Normal"><text:s text:c="4"/>&lt;script src="https://cdn.jsdelivr.net/npm/ethereumjs-util@6.1.0/dist/ethereumjs-util.min.js"&gt;&lt;/script&gt;</text:p>
      <text:p text:style-name="Normal"><text:s text:c="4"/>&lt;script src="https://cdn.jsdelivr.net/npm/web3@1.5.3/dist/web3.min.js"&gt;&lt;/script&gt;</text:p>
      <text:p text:style-name="Normal"><text:s text:c="4"/>&lt;script&gt;</text:p>
      <text:p text:style-name="Normal"><text:s text:c="8"/>const contractAddress = '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Voting System&lt;/title&gt;</text:p>
      <text:p text:style-name="Normal"><text:s text:c="4"/>&lt;style&gt;</text:p>
      <text:p text:style-name="Normal"><text:s text:c="8"/>body {</text:p>
      <text:p text:style-name="Normal"><text:s text:c="12"/>font-family: Arial, sans-serif;</text:p>
      <text:p text:style-name="Normal"><text:s text:c="12"/>margin: 0;</text:p>
      <text:p text:style-name="Normal"><text:s text:c="12"/>padding: 0;</text:p>
      <text:p text:style-name="Normal"><text:s text:c="8"/>}</text:p>
      <text:p text:style-name="Normal"><text:s text:c="8"/>.container {</text:p>
      <text:p text:style-name="Normal"><text:s text:c="12"/>max-width: 600px;</text:p>
      <text:p text:style-name="Normal"><text:s text:c="12"/>margin: 20px auto;</text:p>
      <text:p text:style-name="Normal"><text:s text:c="12"/>padding: 0 20px;</text:p>
      <text:p text:style-name="Normal"><text:s text:c="8"/>}</text:p>
      <text:p text:style-name="Normal"><text:s text:c="8"/>.candidate {</text:p>
      <text:p text:style-name="Normal"><text:s text:c="12"/>margin-bottom: 10px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div class="container"&gt;</text:p>
      <text:p text:style-name="Normal"><text:s text:c="8"/>&lt;h1&gt;Voting System&lt;/h1&gt;</text:p>
      <text:p text:style-name="Normal"><text:s text:c="8"/>&lt;div id="candidates"&gt;&lt;/div&gt;</text:p>
      <text:p text:style-name="Normal"><text:s text:c="4"/>&lt;/div&gt;</text:p>
      <text:p text:style-name="Normal"/>
      <text:p text:style-name="Normal"><text:s text:c="4"/>&lt;script src="https://cdn.jsdelivr.net/npm/ethereumjs-util@6.1.0/dist/ethereumjs-util.min.js"&gt;&lt;/script&gt;</text:p>
      <text:p text:style-name="Normal"><text:s text:c="4"/>&lt;script src="https://cdn.jsdelivr.net/npm/web3@1.5.3/dist/web3.min.js"&gt;&lt;/script&gt;</text:p>
      <text:p text:style-name="Normal"><text:s text:c="4"/>&lt;script&gt;</text:p>
      <text:p text:style-name="Normal"><text:s text:c="8"/>const contractAddress = '0xb5245566cff4767e933836ced8a058f345db54389888c2a80f9fb7c8ce5c8a2f';</text:p>
      <text:p text:style-name="Normal"><text:s text:c="8"/>const contractABI = [</text:p>
      <text:p text:style-name="Normal"><text:s text:c="12"/>{</text:p>
      <text:p text:style-name="Normal"><text:s text:c="16"/>"constant": true,</text:p>
      <text:p text:style-name="Normal"><text:s text:c="16"/>"inputs": [</text:p>
      <text:p text:style-name="Normal"><text:s text:c="20"/>{</text:p>
      <text:p text:style-name="Normal"><text:s text:c="24"/>"name": "_candidateId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name": "queryVotes",</text:p>
      <text:p text:style-name="Normal"><text:s text:c="16"/>"outputs": [</text:p>
      <text:p text:style-name="Normal"><text:s text:c="20"/>{</text:p>
      <text:p text:style-name="Normal"><text:s text:c="24"/>"name": "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payable": false,</text:p>
      <text:p text:style-name="Normal"><text:s text:c="16"/>"stateMutability": "view",</text:p>
      <text:p text:style-name="Normal"><text:s text:c="16"/>"type": "function"</text:p>
      <text:p text:style-name="Normal"><text:s text:c="12"/>}</text:p>
      <text:p text:style-name="Normal"><text:s text:c="8"/>];</text:p>
      <text:p text:style-name="Normal"/>
      <text:p text:style-name="Normal"><text:s text:c="8"/>window.addEventListener('load', async () =&gt; {</text:p>
      <text:p text:style-name="Normal"><text:s text:c="12"/>if (window.ethereum) {</text:p>
      <text:p text:style-name="Normal"><text:s text:c="16"/>window.web3 = new Web3(window.ethereum);</text:p>
      <text:p text:style-name="Normal"><text:s text:c="16"/>await window.ethereum.enable();</text:p>
      <text:p text:style-name="Normal"><text:s text:c="12"/>} else if (window.web3) {</text:p>
      <text:p text:style-name="Normal"><text:s text:c="16"/>window.web3 = new Web3(window.web3.currentProvider);</text:p>
      <text:p text:style-name="Normal"><text:s text:c="12"/>} else {</text:p>
      <text:p text:style-name="Normal"><text:s text:c="16"/>console.log('Non-Ethereum browser detected. You should consider trying MetaMask!');</text:p>
      <text:p text:style-name="Normal"><text:s text:c="16"/>return;</text:p>
      <text:p text:style-name="Normal"><text:s text:c="12"/>}</text:p>
      <text:p text:style-name="Normal"/>
      <text:p text:style-name="Normal"><text:s text:c="12"/>const contract = new web3.eth.Contract(contractABI, contractAddress);</text:p>
      <text:p text:style-name="Normal"/>
      <text:p text:style-name="Normal"><text:s text:c="12"/>displayCandidates(contract);</text:p>
      <text:p text:style-name="Normal"><text:s text:c="8"/>});</text:p>
      <text:p text:style-name="Normal"/>
      <text:p text:style-name="Normal"><text:s text:c="8"/>async function displayCandidates(contract) {</text:p>
      <text:p text:style-name="Normal"><text:s text:c="12"/>const candidatesElement = document.getElementById('candidates');</text:p>
      <text:p text:style-name="Normal"><text:s text:c="12"/>const totalCandidates = await contract.methods.totalCandidates().call();</text:p>
      <text:p text:style-name="Normal"/>
      <text:p text:style-name="Normal"><text:s text:c="12"/>for (let i = 1; i &lt;= totalCandidates; i++) {</text:p>
      <text:p text:style-name="Normal"><text:s text:c="16"/>const candidateName = await contract.methods.candidates(i).call();</text:p>
      <text:p text:style-name="Normal"><text:s text:c="16"/>const voteCount = await contract.methods.queryVotes(i).call();</text:p>
      <text:p text:style-name="Normal"><text:s text:c="16"/>const candidateElement = document.createElement('div');</text:p>
      <text:p text:style-name="Normal"><text:s text:c="16"/>candidateElement.classList.add('candidate');</text:p>
      <text:p text:style-name="Normal"><text:s text:c="16"/>candidateElement.innerHTML = `</text:p>
      <text:p text:style-name="Normal"><text:s text:c="20"/>&lt;strong&gt;${candidateName}&lt;/strong&gt; - Votes: ${voteCount}</text:p>
      <text:p text:style-name="Normal"><text:s text:c="20"/>&lt;button onclick="castVote(${i})"&gt;Vote&lt;/button&gt;</text:p>
      <text:p text:style-name="Normal"><text:s text:c="16"/>`;</text:p>
      <text:p text:style-name="Normal"><text:s text:c="16"/>candidatesElement.appendChild(candidateElement);</text:p>
      <text:p text:style-name="Normal"><text:s text:c="12"/>}</text:p>
      <text:p text:style-name="Normal"><text:s text:c="8"/>}</text:p>
      <text:p text:style-name="Normal"/>
      <text:p text:style-name="Normal"><text:s text:c="8"/>async function castVote(candidateId) {</text:p>
      <text:p text:style-name="Normal"><text:s text:c="12"/>const accounts = await web3.eth.getAccounts();</text:p>
      <text:p text:style-name="Normal"><text:s text:c="12"/>const hasVoted = await contract.methods.hasVoted(accounts[0]).call();</text:p>
      <text:p text:style-name="Normal"><text:s text:c="12"/>if (!hasVoted) {</text:p>
      <text:p text:style-name="Normal"><text:s text:c="16"/>contract.methods.castVote(candidateId).send({ from: accounts[0] })</text:p>
      <text:p text:style-name="Normal"><text:s text:c="20"/>.on('transactionHash', () =&gt; {</text:p>
      <text:p text:style-name="Normal"><text:s text:c="24"/>alert('Vote successful!');</text:p>
      <text:p text:style-name="Normal"><text:s text:c="24"/>window.location.reload();</text:p>
      <text:p text:style-name="Normal"><text:s text:c="20"/>})</text:p>
      <text:p text:style-name="Normal"><text:s text:c="20"/>.on('error', (error) =&gt; {</text:p>
      <text:p text:style-name="Normal"><text:s text:c="24"/>alert('Vote failed: ' + error.message);</text:p>
      <text:p text:style-name="Normal"><text:s text:c="20"/>});</text:p>
      <text:p text:style-name="Normal"><text:s text:c="12"/>} else {</text:p>
      <text:p text:style-name="Normal"><text:s text:c="16"/>alert('You have already voted!');</text:p>
      <text:p text:style-name="Normal"><text:s text:c="12"/>}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>';</text:p>
      <text:p text:style-name="Normal"><text:s text:c="8"/>const contractABI = [</text:p>
      <text:p text:style-name="Normal"><text:s text:c="12"/>{</text:p>
      <text:p text:style-name="Normal"><text:s text:c="16"/>"constant": true,</text:p>
      <text:p text:style-name="Normal"><text:s text:c="16"/>"inputs": [</text:p>
      <text:p text:style-name="Normal"><text:s text:c="20"/>{</text:p>
      <text:p text:style-name="Normal"><text:s text:c="24"/>"name": "_candidateId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name": "queryVotes",</text:p>
      <text:p text:style-name="Normal"><text:s text:c="16"/>"outputs": [</text:p>
      <text:p text:style-name="Normal"><text:s text:c="20"/>{</text:p>
      <text:p text:style-name="Normal"><text:s text:c="24"/>"name": "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payable": false,</text:p>
      <text:p text:style-name="Normal"><text:s text:c="16"/>"stateMutability": "view",</text:p>
      <text:p text:style-name="Normal"><text:s text:c="16"/>"type": "function"</text:p>
      <text:p text:style-name="Normal"><text:s text:c="12"/>}</text:p>
      <text:p text:style-name="Normal"><text:s text:c="8"/>];</text:p>
      <text:p text:style-name="Normal"/>
      <text:p text:style-name="Normal"><text:s text:c="8"/>window.addEventListener('load', async () =&gt; {</text:p>
      <text:p text:style-name="Normal"><text:s text:c="12"/>if (window.ethereum) {</text:p>
      <text:p text:style-name="Normal"><text:s text:c="16"/>window.web3 = new Web3(window.ethereum);</text:p>
      <text:p text:style-name="Normal"><text:s text:c="16"/>await window.ethereum.enable();</text:p>
      <text:p text:style-name="Normal"><text:s text:c="12"/>} else if (window.web3) {</text:p>
      <text:p text:style-name="Normal"><text:s text:c="16"/>window.web3 = new Web3(window.web3.currentProvider);</text:p>
      <text:p text:style-name="Normal"><text:s text:c="12"/>} else {</text:p>
      <text:p text:style-name="Normal"><text:s text:c="16"/>console.log('Non-Ethereum browser detected. You should consider trying MetaMask!');</text:p>
      <text:p text:style-name="Normal"><text:s text:c="16"/>return;</text:p>
      <text:p text:style-name="Normal"><text:s text:c="12"/>}</text:p>
      <text:p text:style-name="Normal"/>
      <text:p text:style-name="Normal"><text:s text:c="12"/>const contract = new web3.eth.Contract(contractABI, contractAddress);</text:p>
      <text:p text:style-name="Normal"/>
      <text:p text:style-name="Normal"><text:s text:c="12"/>displayCandidates(contract);</text:p>
      <text:p text:style-name="Normal"><text:s text:c="8"/>});</text:p>
      <text:p text:style-name="Normal"/>
      <text:p text:style-name="Normal"><text:s text:c="8"/>async function displayCandidates(contract) {</text:p>
      <text:p text:style-name="Normal"><text:s text:c="12"/>const candidatesElement = document.getElementById('candidates');</text:p>
      <text:p text:style-name="Normal"><text:s text:c="12"/>const totalCandidates = await contract.methods.totalCandidates().call();</text:p>
      <text:p text:style-name="Normal"/>
      <text:p text:style-name="Normal"><text:s text:c="12"/>for (let i = 1; i &lt;= totalCandidates; i++) {</text:p>
      <text:p text:style-name="Normal"><text:s text:c="16"/>const candidateName = await contract.methods.candidates(i).call();</text:p>
      <text:p text:style-name="Normal"><text:s text:c="16"/>const voteCount = await contract.methods.queryVotes(i).call();</text:p>
      <text:p text:style-name="Normal"><text:s text:c="16"/>const candidateElement = document.createElement('div');</text:p>
      <text:p text:style-name="Normal"><text:s text:c="16"/>candidateElement.classList.add('candidate');</text:p>
      <text:p text:style-name="Normal"><text:s text:c="16"/>candidateElement.innerHTML = `</text:p>
      <text:p text:style-name="Normal"><text:s text:c="20"/>&lt;strong&gt;${candidateName}&lt;/strong&gt; - Votes: ${voteCount}</text:p>
      <text:p text:style-name="Normal"><text:s text:c="20"/>&lt;button onclick="castVote(${i})"&gt;Vote&lt;/button&gt;</text:p>
      <text:p text:style-name="Normal"><text:s text:c="16"/>`;</text:p>
      <text:p text:style-name="Normal"><text:s text:c="16"/>candidatesElement.appendChild(candidateElement);</text:p>
      <text:p text:style-name="Normal"><text:s text:c="12"/>}</text:p>
      <text:p text:style-name="Normal"><text:s text:c="8"/>}</text:p>
      <text:p text:style-name="Normal"/>
      <text:p text:style-name="Normal"><text:s text:c="8"/>async function castVote(candidateId) {</text:p>
      <text:p text:style-name="Normal"><text:s text:c="12"/>const accounts = await web3.eth.getAccounts();</text:p>
      <text:p text:style-name="Normal"><text:s text:c="12"/>const hasVoted = await contract.methods.hasVoted(accounts[0]).call();</text:p>
      <text:p text:style-name="Normal"><text:s text:c="12"/>if (!hasVoted) {</text:p>
      <text:p text:style-name="Normal"><text:s text:c="16"/>contract.methods.castVote(candidateId).send({ from: accounts[0] })</text:p>
      <text:p text:style-name="Normal"><text:s text:c="20"/>.on('transactionHash', () =&gt; {</text:p>
      <text:p text:style-name="Normal"><text:s text:c="24"/>alert('Vote successful!');</text:p>
      <text:p text:style-name="Normal"><text:s text:c="24"/>window.location.reload();</text:p>
      <text:p text:style-name="Normal"><text:s text:c="20"/>})</text:p>
      <text:p text:style-name="Normal"><text:s text:c="20"/>.on('error', (error) =&gt; {</text:p>
      <text:p text:style-name="Normal"><text:s text:c="24"/>alert('Vote failed: ' + error.message);</text:p>
      <text:p text:style-name="Normal"><text:s text:c="20"/>});</text:p>
      <text:p text:style-name="Normal"><text:s text:c="12"/>} else {</text:p>
      <text:p text:style-name="Normal"><text:s text:c="16"/>alert('You have already voted!');</text:p>
      <text:p text:style-name="Normal"><text:s text:c="12"/>}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>';</text:p>
      <text:p text:style-name="Normal"><text:s text:c="8"/>const contractABI = [</text:p>
      <text:p text:style-name="Normal"><text:s text:c="12"/>{</text:p>
      <text:p text:style-name="Normal"><text:s text:c="16"/>"constant": true,</text:p>
      <text:p text:style-name="Normal"><text:s text:c="16"/>"inputs": [</text:p>
      <text:p text:style-name="Normal"><text:s text:c="20"/>{</text:p>
      <text:p text:style-name="Normal"><text:s text:c="24"/>"name": "_candidateId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name": "queryVotes",</text:p>
      <text:p text:style-name="Normal"><text:s text:c="16"/>"outputs": [</text:p>
      <text:p text:style-name="Normal"><text:s text:c="20"/>{</text:p>
      <text:p text:style-name="Normal"><text:s text:c="24"/>"name": "",</text:p>
      <text:p text:style-name="Normal"><text:s text:c="24"/>"type": "uint256"</text:p>
      <text:p text:style-name="Normal"><text:s text:c="20"/>}</text:p>
      <text:p text:style-name="Normal"><text:s text:c="16"/>],</text:p>
      <text:p text:style-name="Normal"><text:s text:c="16"/>"payable": false,</text:p>
      <text:p text:style-name="Normal"><text:s text:c="16"/>"stateMutability": "view",</text:p>
      <text:p text:style-name="Normal"><text:s text:c="16"/>"type": "function"</text:p>
      <text:p text:style-name="Normal"><text:s text:c="12"/>}</text:p>
      <text:p text:style-name="Normal"><text:s text:c="8"/>];</text:p>
      <text:p text:style-name="Normal"/>
      <text:p text:style-name="Normal"><text:s text:c="8"/>window.addEventListener('load', async () =&gt; {</text:p>
      <text:p text:style-name="Normal"><text:s text:c="12"/>if (window.ethereum) {</text:p>
      <text:p text:style-name="Normal"><text:s text:c="16"/>window.web3 = new Web3(window.ethereum);</text:p>
      <text:p text:style-name="Normal"><text:s text:c="16"/>await window.ethereum.enable();</text:p>
      <text:p text:style-name="Normal"><text:s text:c="12"/>} else if (window.web3) {</text:p>
      <text:p text:style-name="Normal"><text:s text:c="16"/>window.web3 = new Web3(window.web3.currentProvider);</text:p>
      <text:p text:style-name="Normal"><text:s text:c="12"/>} else {</text:p>
      <text:p text:style-name="Normal"><text:s text:c="16"/>console.log('Non-Ethereum browser detected. You should consider trying MetaMask!');</text:p>
      <text:p text:style-name="Normal"><text:s text:c="16"/>return;</text:p>
      <text:p text:style-name="Normal"><text:s text:c="12"/>}</text:p>
      <text:p text:style-name="Normal"/>
      <text:p text:style-name="Normal"><text:s text:c="12"/>const contract = new web3.eth.Contract(contractABI, contractAddress);</text:p>
      <text:p text:style-name="Normal"/>
      <text:p text:style-name="Normal"><text:s text:c="12"/>displayCandidates(contract);</text:p>
      <text:p text:style-name="Normal"><text:s text:c="8"/>});</text:p>
      <text:p text:style-name="Normal"/>
      <text:p text:style-name="Normal"><text:s text:c="8"/>async function displayCandidates(contract) {</text:p>
      <text:p text:style-name="Normal"><text:s text:c="12"/>const candidatesElement = document.getElementById('candidates');</text:p>
      <text:p text:style-name="Normal"><text:s text:c="12"/>const totalCandidates = await contract.methods.totalCandidates().call();</text:p>
      <text:p text:style-name="Normal"/>
      <text:p text:style-name="Normal"><text:s text:c="12"/>for (let i = 1; i &lt;= totalCandidates; i++) {</text:p>
      <text:p text:style-name="Normal"><text:s text:c="16"/>const candidateName = await contract.methods.candidates(i).call();</text:p>
      <text:p text:style-name="Normal"><text:s text:c="16"/>const voteCount = await contract.methods.queryVotes(i).call();</text:p>
      <text:p text:style-name="Normal"><text:s text:c="16"/>const candidateElement = document.createElement('div');</text:p>
      <text:p text:style-name="Normal"><text:s text:c="16"/>candidateElement.classList.add('candidate');</text:p>
      <text:p text:style-name="Normal"><text:s text:c="16"/>candidateElement.innerHTML = `</text:p>
      <text:p text:style-name="Normal"><text:s text:c="20"/>&lt;strong&gt;${candidateName}&lt;/strong&gt; - Votes: ${voteCount}</text:p>
      <text:p text:style-name="Normal"><text:s text:c="20"/>&lt;button onclick="castVote(${i})"&gt;Vote&lt;/button&gt;</text:p>
      <text:p text:style-name="Normal"><text:s text:c="16"/>`;</text:p>
      <text:p text:style-name="Normal"><text:s text:c="16"/>candidatesElement.appendChild(candidateElement);</text:p>
      <text:p text:style-name="Normal"><text:s text:c="12"/>}</text:p>
      <text:p text:style-name="Normal"><text:s text:c="8"/>}</text:p>
      <text:p text:style-name="Normal"/>
      <text:p text:style-name="Normal"><text:s text:c="8"/>async function castVote(candidateId) {</text:p>
      <text:p text:style-name="Normal"><text:s text:c="12"/>const accounts = await web3.eth.getAccounts();</text:p>
      <text:p text:style-name="Normal"><text:s text:c="12"/>const hasVoted = await contract.methods.hasVoted(accounts[0]).call();</text:p>
      <text:p text:style-name="Normal"><text:s text:c="12"/>if (!hasVoted) {</text:p>
      <text:p text:style-name="Normal"><text:s text:c="16"/>contract.methods.castVote(candidateId).send({ from: accounts[0] })</text:p>
      <text:p text:style-name="Normal"><text:s text:c="20"/>.on('transactionHash', () =&gt; {</text:p>
      <text:p text:style-name="Normal"><text:s text:c="24"/>alert('Vote successful!');</text:p>
      <text:p text:style-name="Normal"><text:s text:c="24"/>window.location.reload();</text:p>
      <text:p text:style-name="Normal"><text:s text:c="20"/>})</text:p>
      <text:p text:style-name="Normal"><text:s text:c="20"/>.on('error', (error) =&gt; {</text:p>
      <text:p text:style-name="Normal"><text:s text:c="24"/>alert('Vote failed: ' + error.message);</text:p>
      <text:p text:style-name="Normal"><text:s text:c="20"/>});</text:p>
      <text:p text:style-name="Normal"><text:s text:c="12"/>} else {</text:p>
      <text:p text:style-name="Normal"><text:s text:c="16"/>alert('You have already voted!');</text:p>
      <text:p text:style-name="Normal"><text:s text:c="12"/>}</text:p>
      <text:p text:style-name="Normal"><text:s text:c="8"/>}</text:p>
      <text:p text:style-name="Normal"><text:s text:c="4"/>&lt;/script&gt;</text:p>
      <text:p text:style-name="Normal">&lt;/body&gt;</text:p>
      <text:p text:style-name="Normal">&lt;/html&gt;</text:p>
      <text:p text:style-name="Normal"/>
      <text:p text:style-name="Normal"/>
      <text:p text:style-name="Normal"/>
      <text:p text:style-name="Normal"/>
      <text:p text:style-name="Normal">SMART CONTRACT ADDRESS FOR THE UI INTERFACE</text:p>
      <text:p text:style-name="Normal">0xfe8bc019acd9fab9f3c3ff7f7bc1b54e5b227400c2ea523276c49996529f258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LL</meta:initial-creator>
    <dc:creator>DELL</dc:creator>
    <meta:creation-date>2024-03-01T08:20:00Z</meta:creation-date>
    <dc:date>2024-03-01T13:59:00Z</dc:date>
    <meta:print-date>2024-03-01T08:49:00Z</meta:print-date>
    <meta:template xlink:href="Normal" xlink:type="simple"/>
    <meta:editing-cycles>3</meta:editing-cycles>
    <meta:editing-duration>PT20280S</meta:editing-duration>
    <meta:document-statistic meta:page-count="1" meta:paragraph-count="25" meta:word-count="1895" meta:character-count="12678" meta:row-count="90" meta:non-whitespace-character-count="10808"/>
  </office:meta>
</office:document-meta>
</file>